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77cm"/>
    </style:style>
    <style:style style:name="co3" style:family="table-column">
      <style:table-column-properties fo:break-before="auto" style:column-width="18.027cm"/>
    </style:style>
    <style:style style:name="ro1" style:family="table-row">
      <style:table-row-properties style:row-height="0.736cm" fo:break-before="auto" style:use-optimal-row-height="fals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37"/>
    <style:style style:name="ce4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/>
          <table:table-cell/>
          <table:table-cell table:style-name="ce4" office:value-type="string" calcext:value-type="string">
            <text:p>2º ano C-Enfermagem</text:p>
          </table:table-cell>
        </table:table-row>
        <table:table-row table:style-name="ro2">
          <table:table-cell table:style-name="ce1" office:value-type="string" calcext:value-type="string">
            <text:p>Nº</text:p>
          </table:table-cell>
          <table:table-cell table:style-name="ce1" office:value-type="string" calcext:value-type="string">
            <text:p>Matrícula</text:p>
          </table:table-cell>
          <table:table-cell table:style-name="ce1" office:value-type="string" calcext:value-type="string">
            <text:p>Nome</text:p>
          </table:table-cell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/>
          <table:table-cell office:value-type="string" calcext:value-type="string">
            <text:p>Ana Beatriz Vieira de Brito</text:p>
          </table:table-cell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/>
          <table:table-cell office:value-type="string" calcext:value-type="string">
            <text:p>Ana Júlia Fernandes De Brito</text:p>
          </table:table-cell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/>
          <table:table-cell office:value-type="string" calcext:value-type="string">
            <text:p>Ana Kesia Bezzera Ferreira</text:p>
          </table:table-cell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/>
          <table:table-cell office:value-type="string" calcext:value-type="string">
            <text:p>Ana Livia de Sousa Lopes</text:p>
          </table:table-cell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/>
          <table:table-cell office:value-type="string" calcext:value-type="string">
            <text:p>Ana Mirella de Queiroz Rodrigues </text:p>
          </table:table-cell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/>
          <table:table-cell office:value-type="string" calcext:value-type="string">
            <text:p>Andressa Andrya Braga Paes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Anna Mikaelle Almeida Magalães</text:p>
          </table:table-cell>
        </table:table-row>
        <table:table-row table:style-name="ro3">
          <table:table-cell table:style-name="ce2"/>
          <table:table-cell/>
          <table:table-cell office:value-type="string" calcext:value-type="string">
            <text:p>Antônia Rianny Alves Alexandre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Bárbara Maia Fiuza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Camilly Savina Dantas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Clarisse Emily da silva Paiva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Deborah Moreno Ferreira Lima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Emilly Carla Alexandre Borges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Erica Kelly Rodrigues Viera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Erlon Oliveira Delgado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Flaviane Bernadinho melo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Hellen Oliveira Silva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Hellen Rodrigues Sousa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Ingred Geovana alves Gomes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Isla Gabriella Nunes Calda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Issis Sabina Lou Moreira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John Wesley Sousa Queirós 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Kayla Martins Roque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Larissa Matos de Paula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Letícia Martins de Silva Ferreira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Lucas Freitas dos Santos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Maria Júlia Duarte Furtado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Nathally Rodrigues de Almeida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Raynnara Lavinha Nascimento Lima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Rebeca Jhennyfer Freitas Oliveira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Romênia da Silva </text:p>
          </table:table-cell>
        </table:table-row>
        <table:table-row table:style-name="ro3" table:number-rows-repeated="9">
          <table:table-cell table:number-columns-repeated="3"/>
        </table:table-row>
        <table:table-row table:style-name="ro3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28T11:15:10.103000000</meta:creation-date>
    <dc:date>2023-02-28T11:40:07.954000000</dc:date>
    <meta:editing-duration>PT57S</meta:editing-duration>
    <meta:editing-cycles>1</meta:editing-cycles>
    <meta:document-statistic meta:table-count="1" meta:cell-count="41" meta:object-count="0"/>
    <meta:generator>LibreOffice/7.3.3.2$Windows_X86_64 LibreOffice_project/d1d0ea68f081ee2800a922cac8f79445e4603348</meta:generator>
  </office:meta>
</office:document-meta>
</file>